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toolpanel/testDoc.txt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400000258E331076C3FB00812.jpg" manifest:media-type="image/jpe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7fae" officeooo:paragraph-rsid="00007fae"/>
    </style:style>
    <style:style style:name="P2" style:family="paragraph" style:parent-style-name="Table_20_Contents">
      <style:text-properties officeooo:rsid="00007fae" officeooo:paragraph-rsid="00007f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st Header</text:h>
      <text:p text:style-name="P1">Simple Text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able</text:p>
          </table:table-cell>
          <table:table-cell table:style-name="Table1.B1" office:value-type="string">
            <text:p text:style-name="P2">Table</text:p>
          </table:table-cell>
        </table:table-row>
        <table:table-row>
          <table:table-cell table:style-name="Table1.A2" office:value-type="string">
            <text:p text:style-name="P2">Table</text:p>
          </table:table-cell>
          <table:table-cell table:style-name="Table1.B2" office:value-type="string">
            <text:p text:style-name="P2">Table</text:p>
          </table:table-cell>
        </table:table-row>
      </table:table>
      <text:p text:style-name="P1"><draw:frame draw:style-name="fr2" draw:name="Object1" text:anchor-type="paragraph" svg:x="1.3654in" svg:y="3.0091in" svg:width="4.2366in" svg:height="2.3839in" draw:z-index="1"><draw:object xlink:href="./Object 1" xlink:type="simple" xlink:show="embed" xlink:actuate="onLoad"/><draw:image xlink:href="./ObjectReplacements/Object 1" xlink:type="simple" xlink:show="embed" xlink:actuate="onLoad"/></draw:frame><draw:frame draw:style-name="fr1" draw:name="Image1" text:anchor-type="paragraph" svg:x="1.5189in" svg:y="0.1945in" svg:width="3.6382in" svg:height="2.4256in" draw:z-index="0"><draw:image xlink:href="Pictures/100000000000038400000258E331076C3FB00812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20T15:44:17.931000000</meta:creation-date>
    <meta:generator>LibreOffice/6.3.0.4$Windows_X86_64 LibreOffice_project/057fc023c990d676a43019934386b85b21a9ee99</meta:generator>
    <meta:editing-duration>P0D</meta:editing-duration>
    <meta:editing-cycles>1</meta:editing-cycles>
    <meta:document-statistic meta:table-count="1" meta:image-count="1" meta:object-count="1" meta:page-count="1" meta:paragraph-count="6" meta:word-count="8" meta:character-count="42" meta:non-whitespace-character-count="40"/>
  </office:meta>
</office:document-meta>
</file>

<file path=META-INF/documentsignatures.xml><?xml version="1.0" encoding="utf-8"?>
<document-signatures xmlns="urn:oasis:names:tc:opendocument:xmlns:digitalsignature:1.0">
  <ds:Signature xmlns:ds="http://www.w3.org/2000/09/xmldsig#" Id="id-d716b892eae8e606c9ba84cdcc27a9cc">
    <ds:SignedInfo>
      <ds:CanonicalizationMethod Algorithm="http://www.w3.org/TR/2001/REC-xml-c14n-20010315"/>
      <ds:SignatureMethod Algorithm="http://www.w3.org/2001/04/xmldsig-more#rsa-sha256"/>
      <ds:Reference Id="r-id-d716b892eae8e606c9ba84cdcc27a9cc-1" URI="ObjectReplacements/Object%201">
        <ds:DigestMethod Algorithm="http://www.w3.org/2001/04/xmlenc#sha256"/>
        <ds:DigestValue>bX+yzNn6xzTpRzZ4vF0mNYCkBdu1VSNEzD60x6vvExk=</ds:DigestValue>
      </ds:Reference>
      <ds:Reference Id="r-id-d716b892eae8e606c9ba84cdcc27a9cc-2" URI="Object%201/meta.xml">
        <ds:DigestMethod Algorithm="http://www.w3.org/2001/04/xmlenc#sha256"/>
        <ds:DigestValue>Kiw3hhQ1Ei1HO/tRjNCuqoCF1gmBxAJzizKEpx6UWeU=</ds:DigestValue>
      </ds:Reference>
      <ds:Reference Id="r-id-d716b892eae8e606c9ba84cdcc27a9cc-3" URI="Object%201/styles.xml">
        <ds:DigestMethod Algorithm="http://www.w3.org/2001/04/xmlenc#sha256"/>
        <ds:DigestValue>JdNDJqpgMToFvQ1dLd4TrhnNTbO2RPoJcyh7UAO/gsk=</ds:DigestValue>
      </ds:Reference>
      <ds:Reference Id="r-id-d716b892eae8e606c9ba84cdcc27a9cc-4" URI="Object%201/content.xml">
        <ds:DigestMethod Algorithm="http://www.w3.org/2001/04/xmlenc#sha256"/>
        <ds:DigestValue>jL9pV86DPqUjvuNNkw6JzeJ0TpFPCD21ZeIK6sJBz7w=</ds:DigestValue>
      </ds:Reference>
      <ds:Reference Id="r-id-d716b892eae8e606c9ba84cdcc27a9cc-5" URI="Configurations2/toolpanel/testDoc.txt">
        <ds:DigestMethod Algorithm="http://www.w3.org/2001/04/xmlenc#sha256"/>
        <ds:DigestValue>47DEQpj8HBSa+/TImW+5JCeuQeRkm5NMpJWZG3hSuFU=</ds:DigestValue>
      </ds:Reference>
      <ds:Reference Id="r-id-d716b892eae8e606c9ba84cdcc27a9cc-6" URI="manifest.rdf">
        <ds:DigestMethod Algorithm="http://www.w3.org/2001/04/xmlenc#sha256"/>
        <ds:DigestValue>rrKXmEsmowvZom8wSzm8fZGiZFdJs1578/RMS5UR3HU=</ds:DigestValue>
      </ds:Reference>
      <ds:Reference Id="r-id-d716b892eae8e606c9ba84cdcc27a9cc-7" URI="styles.xml">
        <ds:DigestMethod Algorithm="http://www.w3.org/2001/04/xmlenc#sha256"/>
        <ds:DigestValue>IbqlsBvGK7mL3nHSK+8AYN+8JmYs1LaAi+PpbVV5vxA=</ds:DigestValue>
      </ds:Reference>
      <ds:Reference Id="r-id-d716b892eae8e606c9ba84cdcc27a9cc-8" URI="meta.xml">
        <ds:DigestMethod Algorithm="http://www.w3.org/2001/04/xmlenc#sha256"/>
        <ds:DigestValue>T3nSCuFfqrxabuDnI892VmBcej/sEeKIGpEMWPjxIYY=</ds:DigestValue>
      </ds:Reference>
      <ds:Reference Id="r-id-d716b892eae8e606c9ba84cdcc27a9cc-9" URI="settings.xml">
        <ds:DigestMethod Algorithm="http://www.w3.org/2001/04/xmlenc#sha256"/>
        <ds:DigestValue>16+3OQGkwFWiWWbv32XTQx8fe+oFu7InrgeKohZvua8=</ds:DigestValue>
      </ds:Reference>
      <ds:Reference Id="r-id-d716b892eae8e606c9ba84cdcc27a9cc-10" URI="content.xml">
        <ds:DigestMethod Algorithm="http://www.w3.org/2001/04/xmlenc#sha256"/>
        <ds:DigestValue>NANh7vWBS6XI/q60u//6nEj4Swmrix2XkLO3hxYQ1b8=</ds:DigestValue>
      </ds:Reference>
      <ds:Reference Id="r-id-d716b892eae8e606c9ba84cdcc27a9cc-11" URI="Pictures/100000000000038400000258E331076C3FB00812.jpg">
        <ds:DigestMethod Algorithm="http://www.w3.org/2001/04/xmlenc#sha256"/>
        <ds:DigestValue>pozaeiUvOeZGz9deTago8tQ4KMTs3owwaaJKGLyA5mo=</ds:DigestValue>
      </ds:Reference>
      <ds:Reference Id="r-id-d716b892eae8e606c9ba84cdcc27a9cc-12" URI="Thumbnails/thumbnail.png">
        <ds:DigestMethod Algorithm="http://www.w3.org/2001/04/xmlenc#sha256"/>
        <ds:DigestValue>qxD8JHcvozJ6GykXLfbCneFFmSLhcFRPRunq8UTTE58=</ds:DigestValue>
      </ds:Reference>
      <ds:Reference Id="r-id-d716b892eae8e606c9ba84cdcc27a9cc-13" URI="META-INF/manifest.xml">
        <ds:DigestMethod Algorithm="http://www.w3.org/2001/04/xmlenc#sha256"/>
        <ds:DigestValue>KN+10L1Y8ZSWAaM4GkhS2l0EPu784LuHVtfa2orLbsw=</ds:DigestValue>
      </ds:Reference>
      <ds:Reference Id="r-id-d716b892eae8e606c9ba84cdcc27a9cc-14" URI="mimetype">
        <ds:DigestMethod Algorithm="http://www.w3.org/2001/04/xmlenc#sha256"/>
        <ds:DigestValue>cU2+NwsKcGNmkhfZGyh1Zv6Lq7yFmbYpskR2/4G4NZM=</ds:DigestValue>
      </ds:Reference>
      <ds:Reference Type="http://uri.etsi.org/01903#SignedProperties" URI="#xades-id-d716b892eae8e606c9ba84cdcc27a9cc">
        <ds:Transforms>
          <ds:Transform Algorithm="http://www.w3.org/TR/2001/REC-xml-c14n-20010315"/>
        </ds:Transforms>
        <ds:DigestMethod Algorithm="http://www.w3.org/2001/04/xmlenc#sha256"/>
        <ds:DigestValue>w4EYbfo0hGqEpVzRixfkG2SPEpUS5PhV25kqmAxJCUM=</ds:DigestValue>
      </ds:Reference>
    </ds:SignedInfo>
    <ds:SignatureValue Id="value-id-d716b892eae8e606c9ba84cdcc27a9cc">bopNEM0pPzKtxM/qcXainZTWi4NDUa8McOPZ28aAbdIcrFwhMpOBdhQL52NKeVCm56e7v4W2OxyhaM9RCOuG64pnrINRpjMfo/NdAolE+f5l8sjyqzdTDQWRzNWWEDinHXUTWLXFjqatSlJUCaxXZw+e63IksLVfDJ3gCFX7nIaKNxAFLUYNqNzxJzAlUhopnjtIKiNlhwR4133QiCt9pkaYXy19K15Y99gNbneulZcToFht+AywvU0x6x2gMQQNvw0tnZkcMnu0SsmKOAKMckPlQCL0O2ma5MoH4/nlNWbcK5iWP7URDJUhnBmjB8cVaVyOMFirE6RwTU/7Di80YQ==</ds:SignatureValue>
    <ds:KeyInfo>
      <ds:X509Data>
        <ds:X509Certificate>MIID1DCCArygAwIBAgIBCjANBgkqhkiG9w0BAQsFADBNMRAwDgYDVQQDDAdnb29kLWNhMRkwFwYDVQQKDBBOb3dpbmEgU29sdXRpb25zMREwDwYDVQQLDAhQS0ktVEVTVDELMAkGA1UEBhMCTFUwHhcNMTgwOTIwMTIzMTA5WhcNMjAwNzIwMTIzMTA5WjBPMRIwEAYDVQQDDAlnb29kLXVzZXIxGTAXBgNVBAoMEE5vd2luYSBTb2x1dGlvbnMxETAPBgNVBAsMCFBLSS1URVNUMQswCQYDVQQGEwJMVTCCASIwDQYJKoZIhvcNAQEBBQADggEPADCCAQoCggEBAKQnRgm37q/eaAh5lokSH2IPmA0Y2hu8m8X95VOuH8tWds8BkrTKga6PTqGS1nZcpddmFMardWXqFDNqZ6zG5GIw4xELdscSwTMA7F/Czeesi3vyaa8vAjfqoAuxJyzCFkSxRrfCXRH0pQDYZClx5SHhzNjGj/DUZFJBOiVlK2pf4/Cvt5JJJ5qx4ZhqLzrEYmItuatQKEPWDFQWp4ubcfYDxR12yZeEI8Mm0flyGyLEDgy810lHo859kKHZ7ns5V+QXZdHw++sOrVuP6YMy3nMgxw2hXUEcI4FGYFCmd+4LKi1iDif1WLYo35prM7afZy0r5CMUaItHKfIk464gLscCAwEAAaOBvDCBuTAOBgNVHQ8BAf8EBAMCBkAwgYcGCCsGAQUFBwEBBHsweTA5BggrBgEFBQcwAYYtaHR0cDovL2Rzcy5ub3dpbmEubHUvcGtpLWZhY3Rvcnkvb2NzcC9nb29kLWNhMDwGCCsGAQUFBzAChjBodHRwOi8vZHNzLm5vd2luYS5sdS9wa2ktZmFjdG9yeS9jcnQvZ29vZC1jYS5jcnQwHQYDVR0OBBYEFLNadDUOnzzJZH4zuzqtBXSwka0aMA0GCSqGSIb3DQEBCwUAA4IBAQBJ+RxbHSVBtH35YblN/YqfL+XXgzHGFI02dLN7zC2WD4WXEhnI/ru2KcJ9aUnUZ1XXb8YZxf7xcFlr3Ecfz3oicYZclJ3CGGPInor/Mf1t8LSfQ+SWxJGc7zzGS0Hku55mr5zMu1O10z6NfEqKBah0zn+8foS/fDKJSO34L+6r++EUVYvB+ANq5SjpDNKAOSLAyddAw8QVN2U+Xu00lOirejnvtvvdRJ3lvOavq5vtwESdofxrTSPo53ULC26G2PT/Zkxo7cnNBfQHOg+PHMUGJTIBioMPSQwZTD56rgs9GYGPJfwD4eLX8Y/NyGPbFlLdnbWQaE1KhVPIPZzD8xcq</ds:X509Certificate>
        <ds:X509Certificate>MIID6jCCAtKgAwIBAgIBBDANBgkqhkiG9w0BAQsFADBNMRAwDgYDVQQDDAdyb290LWNhMRkwFwYDVQQKDBBOb3dpbmEgU29sdXRpb25zMREwDwYDVQQLDAhQS0ktVEVTVDELMAkGA1UEBhMCTFUwHhcNMTgwOTIwMTIzMTA4WhcNMjAwNzIwMTIzMTA4WjBNMRAwDgYDVQQDDAdnb29kLWNhMRkwFwYDVQQKDBBOb3dpbmEgU29sdXRpb25zMREwDwYDVQQLDAhQS0ktVEVTVDELMAkGA1UEBhMCTFUwggEiMA0GCSqGSIb3DQEBAQUAA4IBDwAwggEKAoIBAQDKhoEPbVmTojnZIC7JGfLm/BaLmqqsKsJIQXKzUZuK6clAzFd6YwxZoH3Q02E/TSsPI6dsd7e86E9+3Nq1MJ00LROIZhGwAgFqZoGf9BocgsVO4vPgGqkLWQGWgAnBBZ9Lq39pxWnspDECRCtxbd3ryu+Bo9DC8K4V1D4/EtTTonWd2WC8fzNIpYBntcEYZ982UBk9zQZOv8sH9UTksSS1TZPzyUBnTUHNtq2ymYnyzUxHAc6yMGgBBG2S9+lYY4Ab++OwKOnCqDCExpHQZpGOc6Es9+SCoCaV/JbBBrspIpcOvZFfJnTo2Z52lVzyn77V9xkQtNHJPOYhs34Y+7rpAgMBAAGjgdQwgdEwDgYDVR0PAQH/BAQDAgEGMEEGA1UdHwQ6MDgwNqA0oDKGMGh0dHA6Ly9kc3Mubm93aW5hLmx1L3BraS1mYWN0b3J5L2NybC9yb290LWNhLmNybDBMBggrBgEFBQcBAQRAMD4wPAYIKwYBBQUHMAKGMGh0dHA6Ly9kc3Mubm93aW5hLmx1L3BraS1mYWN0b3J5L2NydC9yb290LWNhLmNydDAdBgNVHQ4EFgQUP9T2rJiGaLvTA8CodesG7bEebYswDwYDVR0TAQH/BAUwAwEB/zANBgkqhkiG9w0BAQsFAAOCAQEAZNUE5Kj/5EUpLgUxYtmKXKg4NYEk/tP6mkJRYhQ9qQzdbfb2kriHHpNnbNWRE6QGeviL4SKHqroDLRmAEOzEKqxvuZa8Fbf295qSxvFcxduejB6dqFxKyppLw2chGu85TRcAmdGF52KBOwCG/1yTEa+tCVdhQBCZi1frVY4rnN/bbWlGpbHXnI1Yy9RdE8IWtO86MYC7p1MbIYFn4OLTF5eiBcZOdm416XogKLTlbICqLClzpSkcP/tasTWqaCX+X1Q9rWBP7iBli9ptaw3BADQZipwiuE7XTEGZ8sTFPs/Q5TsPu5yTlF2kxBGY1drrY1P/VV48UWkmTVsB+PKaRQ==</ds:X509Certificate>
      </ds:X509Data>
    </ds:KeyInfo>
    <ds:Object>
      <xades:QualifyingProperties xmlns:xades="http://uri.etsi.org/01903/v1.3.2#" Target="#id-d716b892eae8e606c9ba84cdcc27a9cc">
        <xades:SignedProperties Id="xades-id-d716b892eae8e606c9ba84cdcc27a9cc">
          <xades:SignedSignatureProperties>
            <xades:SigningTime>2019-08-28T08:38:09Z</xades:SigningTime>
            <xades:SigningCertificateV2>
              <xades:Cert>
                <xades:CertDigest>
                  <ds:DigestMethod Algorithm="http://www.w3.org/2001/04/xmlenc#sha512"/>
                  <ds:DigestValue>SKcGlVNN6QKhRpWdUUqknx3L5xG/7dpArACxhYOt2dTy0OhYPTPd8+PKzBKIWI1B+BbsggCeLqFMdgxnxD4qVg==</ds:DigestValue>
                </xades:CertDigest>
                <xades:IssuerSerialV2>MFYwUaRPME0xEDAOBgNVBAMMB2dvb2QtY2ExGTAXBgNVBAoMEE5vd2luYSBTb2x1dGlvbnMxETAPBgNVBAsMCFBLSS1URVNUMQswCQYDVQQGEwJMVQIBCg==</xades:IssuerSerialV2>
              </xades:Cert>
            </xades:SigningCertificateV2>
          </xades:SignedSignatureProperties>
          <xades:SignedDataObjectProperties>
            <xades:DataObjectFormat ObjectReference="#r-id-d716b892eae8e606c9ba84cdcc27a9cc-1">
              <xades:MimeType>application/octet-stream</xades:MimeType>
            </xades:DataObjectFormat>
            <xades:DataObjectFormat ObjectReference="#r-id-d716b892eae8e606c9ba84cdcc27a9cc-2">
              <xades:MimeType>text/xml</xades:MimeType>
            </xades:DataObjectFormat>
            <xades:DataObjectFormat ObjectReference="#r-id-d716b892eae8e606c9ba84cdcc27a9cc-3">
              <xades:MimeType>text/xml</xades:MimeType>
            </xades:DataObjectFormat>
            <xades:DataObjectFormat ObjectReference="#r-id-d716b892eae8e606c9ba84cdcc27a9cc-4">
              <xades:MimeType>text/xml</xades:MimeType>
            </xades:DataObjectFormat>
            <xades:DataObjectFormat ObjectReference="#r-id-d716b892eae8e606c9ba84cdcc27a9cc-5">
              <xades:MimeType>text/plain</xades:MimeType>
            </xades:DataObjectFormat>
            <xades:DataObjectFormat ObjectReference="#r-id-d716b892eae8e606c9ba84cdcc27a9cc-6">
              <xades:MimeType>application/octet-stream</xades:MimeType>
            </xades:DataObjectFormat>
            <xades:DataObjectFormat ObjectReference="#r-id-d716b892eae8e606c9ba84cdcc27a9cc-7">
              <xades:MimeType>text/xml</xades:MimeType>
            </xades:DataObjectFormat>
            <xades:DataObjectFormat ObjectReference="#r-id-d716b892eae8e606c9ba84cdcc27a9cc-8">
              <xades:MimeType>text/xml</xades:MimeType>
            </xades:DataObjectFormat>
            <xades:DataObjectFormat ObjectReference="#r-id-d716b892eae8e606c9ba84cdcc27a9cc-9">
              <xades:MimeType>text/xml</xades:MimeType>
            </xades:DataObjectFormat>
            <xades:DataObjectFormat ObjectReference="#r-id-d716b892eae8e606c9ba84cdcc27a9cc-10">
              <xades:MimeType>text/xml</xades:MimeType>
            </xades:DataObjectFormat>
            <xades:DataObjectFormat ObjectReference="#r-id-d716b892eae8e606c9ba84cdcc27a9cc-11">
              <xades:MimeType>image/jpeg</xades:MimeType>
            </xades:DataObjectFormat>
            <xades:DataObjectFormat ObjectReference="#r-id-d716b892eae8e606c9ba84cdcc27a9cc-12">
              <xades:MimeType>image/png</xades:MimeType>
            </xades:DataObjectFormat>
            <xades:DataObjectFormat ObjectReference="#r-id-d716b892eae8e606c9ba84cdcc27a9cc-13">
              <xades:MimeType>text/xml</xades:MimeType>
            </xades:DataObjectFormat>
            <xades:DataObjectFormat ObjectReference="#r-id-d716b892eae8e606c9ba84cdcc27a9cc-14">
              <xades:MimeType>application/octet-stream</xades:MimeType>
            </xades:DataObjectFormat>
          </xades:SignedDataObjectProperties>
        </xades:SignedProperties>
      </xades:QualifyingProperties>
    </ds:Object>
  </ds:Signature>
</document-signatures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761cm" svg:height="6.055cm" xlink:href="." xlink:type="simple" chart:class="chart:bar" chart:style-name="ch1">
        <chart:legend chart:legend-position="end" svg:x="8.507cm" svg:y="2.242cm" style:legend-expansion="high" chart:style-name="ch2"/>
        <chart:plot-area chart:style-name="ch3" chart:data-source-has-labels="both" svg:x="0.215cm" svg:y="0.121cm" svg:width="8.077cm" svg:height="5.813cm">
          <chartooo:coordinate-region svg:x="0.854cm" svg:y="0.316cm" svg:width="7.438cm" svg:height="4.97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